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ption no</text:p>
          </table:table-cell>
          <table:table-cell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b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stion not the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stion not there</text:p>
          </table:table-cell>
          <table:table-cell/>
        </table:table-row>
        <table:table-row table:style-name="ro1">
          <table:table-cell office:value-type="string" calcext:value-type="string">
            <text:p>Quan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?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1:58:56.795978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10:19.537002170</meta:creation-date>
    <dc:date>2020-08-19T12:28:42.137539090</dc:date>
    <meta:editing-duration>PT34M6S</meta:editing-duration>
    <meta:editing-cycles>3</meta:editing-cycles>
    <meta:generator>LibreOffice/6.0.7.3$Linux_X86_64 LibreOffice_project/00m0$Build-3</meta:generator>
    <meta:document-statistic meta:table-count="1" meta:cell-count="74" meta:object-count="0"/>
  </office:meta>
</office:document-meta>
</file>